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bde5" officeooo:paragraph-rsid="0018bde5"/>
    </style:style>
    <style:style style:name="P2" style:family="paragraph" style:parent-style-name="Standard">
      <style:text-properties officeooo:rsid="0019aa6f" officeooo:paragraph-rsid="0019aa6f"/>
    </style:style>
    <style:style style:name="P3" style:family="paragraph" style:parent-style-name="Standard">
      <style:text-properties officeooo:rsid="0019f355" officeooo:paragraph-rsid="0019f355"/>
    </style:style>
    <style:style style:name="P4" style:family="paragraph" style:parent-style-name="Standard">
      <style:text-properties officeooo:rsid="001b8b1b" officeooo:paragraph-rsid="001b8b1b"/>
    </style:style>
    <style:style style:name="P5" style:family="paragraph" style:parent-style-name="Standard">
      <style:text-properties officeooo:rsid="001c3f3a" officeooo:paragraph-rsid="001c3f3a"/>
    </style:style>
    <style:style style:name="T1" style:family="text">
      <style:text-properties officeooo:rsid="0019aa6f"/>
    </style:style>
    <style:style style:name="T2" style:family="text">
      <style:text-properties officeooo:rsid="0019f355"/>
    </style:style>
    <style:style style:name="T3" style:family="text">
      <style:text-properties officeooo:rsid="001be7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 :</text:p>
      <text:p text:style-name="P1"/>
      <text:p text:style-name="P1">Bienvenue dans la galaxie des cuillères, dont VOUS êtes le héros ! </text:p>
      <text:p text:style-name="P1">Un monde où les choses fonctionnent quelque peu différemment… </text:p>
      <text:p text:style-name="P1">Ici, chacune de vos actions aura des conséquences, même l<text:span text:style-name="T1">a</text:span> plus anodine… </text:p>
      <text:p text:style-name="P2">Pas de mages, de guerriers ou de soigneurs mais des autistes, des bipolaires et des fibromyalgiques…</text:p>
      <text:p text:style-name="P2">Pas de cœurs, d’énergie ou de mana, <text:span text:style-name="T2">ici ce sont l</text:span>es cuillères <text:span text:style-name="T2">qui font la loi. Une loi qui limite vos cuillères à un nombre donné dans la journée. Vous allez en perdre ou en gagner, mais de quelle manière ? Cela ne dépend que de vous… </text:span></text:p>
      <text:p text:style-name="P4">Ce qui est considéré comme un handicap dans votre monde, ici, est devenu la norme. Par conséquent l’énergie, appelée cuillère, <text:span text:style-name="T3">n’a pas la même valeur et s’épuise beaucoup plus vite vous forçant à faire des choix drastiques. </text:span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IPAMincho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IPAMincho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9:28:36.241844099</meta:creation-date>
    <meta:generator>LibreOffice/6.0.7.3$Linux_X86_64 LibreOffice_project/00m0$Build-3</meta:generator>
    <dc:date>2020-05-30T20:28:36.054854828</dc:date>
    <meta:editing-duration>PT16M57S</meta:editing-duration>
    <meta:editing-cycles>4</meta:editing-cycles>
    <meta:document-statistic meta:table-count="0" meta:image-count="0" meta:object-count="0" meta:page-count="1" meta:paragraph-count="7" meta:word-count="135" meta:character-count="768" meta:non-whitespace-character-count="635"/>
  </office:meta>
</office:document-meta>
</file>